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4ea" officeooo:paragraph-rsid="001d44ea"/>
    </style:style>
    <style:style style:name="P2" style:family="paragraph" style:parent-style-name="Standard">
      <style:text-properties officeooo:paragraph-rsid="001d44ea"/>
    </style:style>
    <style:style style:name="P3" style:family="paragraph" style:parent-style-name="Standard">
      <style:text-properties officeooo:rsid="001ec64b" officeooo:paragraph-rsid="001ec64b"/>
    </style:style>
    <style:style style:name="P4" style:family="paragraph" style:parent-style-name="Standard">
      <style:text-properties officeooo:rsid="002a581e" officeooo:paragraph-rsid="002a581e"/>
    </style:style>
    <style:style style:name="P5" style:family="paragraph" style:parent-style-name="Standard" style:list-style-name="L1">
      <style:text-properties officeooo:rsid="00249424" officeooo:paragraph-rsid="00249424"/>
    </style:style>
    <style:style style:name="P6" style:family="paragraph" style:parent-style-name="Standard" style:list-style-name="L1">
      <style:text-properties officeooo:rsid="001d44ea" officeooo:paragraph-rsid="001d44ea"/>
    </style:style>
    <style:style style:name="P7" style:family="paragraph" style:parent-style-name="Standard" style:list-style-name="L1">
      <style:text-properties officeooo:rsid="001d44ea" officeooo:paragraph-rsid="0020d5f6"/>
    </style:style>
    <style:style style:name="P8" style:family="paragraph" style:parent-style-name="Standard" style:list-style-name="L1">
      <style:text-properties officeooo:rsid="001ec64b" officeooo:paragraph-rsid="0020d5f6"/>
    </style:style>
    <style:style style:name="P9" style:family="paragraph" style:parent-style-name="Standard" style:list-style-name="L1">
      <style:text-properties officeooo:rsid="001ec64b" officeooo:paragraph-rsid="001ec64b"/>
    </style:style>
    <style:style style:name="P10" style:family="paragraph" style:parent-style-name="Standard" style:list-style-name="L1">
      <style:text-properties officeooo:rsid="0020d5f6" officeooo:paragraph-rsid="0020d5f6"/>
    </style:style>
    <style:style style:name="P11" style:family="paragraph" style:parent-style-name="Standard" style:list-style-name="L1">
      <style:text-properties officeooo:rsid="0020d5f6" officeooo:paragraph-rsid="00249424" fo:background-color="#ffff00"/>
    </style:style>
    <style:style style:name="P12" style:family="paragraph" style:parent-style-name="Standard" style:list-style-name="L1">
      <style:text-properties officeooo:rsid="0020d5f6" officeooo:paragraph-rsid="0020d5f6" fo:background-color="#ffff00"/>
    </style:style>
    <style:style style:name="P13" style:family="paragraph" style:parent-style-name="Standard" style:list-style-name="L1">
      <style:text-properties officeooo:rsid="00226d71" officeooo:paragraph-rsid="00249424"/>
    </style:style>
    <style:style style:name="P14" style:family="paragraph" style:parent-style-name="Standard" style:list-style-name="L1">
      <style:text-properties officeooo:rsid="00226d71" officeooo:paragraph-rsid="00226d71"/>
    </style:style>
    <style:style style:name="P15" style:family="paragraph" style:parent-style-name="Standard" style:list-style-name="L1">
      <style:text-properties officeooo:rsid="0025978d" officeooo:paragraph-rsid="0025978d"/>
    </style:style>
    <style:style style:name="P16" style:family="paragraph" style:parent-style-name="Standard" style:list-style-name="L1">
      <style:text-properties officeooo:rsid="002732cb" officeooo:paragraph-rsid="002732cb"/>
    </style:style>
    <style:style style:name="P17" style:family="paragraph" style:parent-style-name="Standard" style:list-style-name="L1">
      <style:text-properties officeooo:rsid="0024e078" officeooo:paragraph-rsid="0024e078"/>
    </style:style>
    <style:style style:name="P18" style:family="paragraph" style:parent-style-name="Standard" style:list-style-name="L1">
      <style:text-properties officeooo:rsid="0022cb80" officeooo:paragraph-rsid="0022cb80"/>
    </style:style>
    <style:style style:name="P19" style:family="paragraph" style:parent-style-name="Standard" style:list-style-name="L1">
      <style:text-properties officeooo:rsid="001f077b" officeooo:paragraph-rsid="001f077b"/>
    </style:style>
    <style:style style:name="T1" style:family="text">
      <style:text-properties officeooo:rsid="001d44ea"/>
    </style:style>
    <style:style style:name="T2" style:family="text">
      <style:text-properties officeooo:rsid="00226d71"/>
    </style:style>
    <style:style style:name="T3" style:family="text">
      <style:text-properties officeooo:rsid="0025978d"/>
    </style:style>
    <style:style style:name="T4" style:family="text">
      <style:text-properties officeooo:rsid="0025978d" fo:background-color="#ffff00" loext:char-shading-value="0"/>
    </style:style>
    <style:style style:name="T5" style:family="text">
      <style:text-properties officeooo:rsid="002ce7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Gliederung <text:s/>xmera </text:span><text:span text:style-name="T3">O</text:span><text:span text:style-name="T1">mnia </text:span><text:span text:style-name="T4">Standard</text:span><text:span text:style-name="T3"> </text:span><text:span text:style-name="T1">Handbuch</text:span></text:p>
      <text:p text:style-name="P1"/>
      <text:list xml:id="list2678152557" text:style-name="L1">
        <text:list-header>
          <text:p text:style-name="P5">Einführung</text:p>
          <text:list>
            <text:list-item>
              <text:p text:style-name="P5">Wobei unterstützt die Software?</text:p>
            </text:list-item>
            <text:list-item>
              <text:p text:style-name="P5">Rolle des Objektes</text:p>
            </text:list-item>
            <text:list-item>
              <text:p text:style-name="P5">Rollenbeschreibung (Administrator, Objektverantwortlicher, Anwender)</text:p>
            </text:list-item>
          </text:list>
        </text:list-header>
        <text:list-item>
          <text:p text:style-name="P6">Installation</text:p>
        </text:list-item>
        <text:list-item>
          <text:p text:style-name="P8">Administrator</text:p>
          <text:list>
            <text:list-item>
              <text:p text:style-name="P5">Überblick</text:p>
            </text:list-item>
            <text:list-item>
              <text:p text:style-name="P11">Objektklassen</text:p>
            </text:list-item>
            <text:list-item>
              <text:p text:style-name="P12">Objekte</text:p>
            </text:list-item>
            <text:list-item>
              <text:p text:style-name="P10">Benutzer</text:p>
            </text:list-item>
            <text:list-item>
              <text:p text:style-name="P10">Gruppen</text:p>
            </text:list-item>
            <text:list-item>
              <text:p text:style-name="P10">Rollen und Rechte</text:p>
            </text:list-item>
            <text:list-item>
              <text:p text:style-name="P12">Aufgabentyp</text:p>
            </text:list-item>
            <text:list-item>
              <text:p text:style-name="P10">Aufgabenstatus</text:p>
            </text:list-item>
            <text:list-item>
              <text:p text:style-name="P10">Workflow</text:p>
            </text:list-item>
            <text:list-item>
              <text:p text:style-name="P12">Eigene Felder</text:p>
            </text:list-item>
            <text:list-item>
              <text:p text:style-name="P10">Aufzählungen</text:p>
            </text:list-item>
            <text:list-item>
              <text:p text:style-name="P10">Konfiguration</text:p>
            </text:list-item>
            <text:list-item>
              <text:p text:style-name="P10">LDAP-Authentifizierung</text:p>
            </text:list-item>
            <text:list-item>
              <text:p text:style-name="P10">Genehmigungs-Workf<text:span text:style-name="T2">l</text:span>ows</text:p>
            </text:list-item>
            <text:list-item>
              <text:p text:style-name="P10">Eigene Bezeichnungen</text:p>
            </text:list-item>
            <text:list-item>
              <text:p text:style-name="P12">Tabellenkonfiguration</text:p>
            </text:list-item>
            <text:list-item>
              <text:p text:style-name="P10">Plugins</text:p>
            </text:list-item>
            <text:list-item>
              <text:p text:style-name="P10">Informationen</text:p>
            </text:list-item>
          </text:list>
        </text:list-item>
        <text:list-item>
          <text:p text:style-name="P8">Objektverantwortlicher</text:p>
          <text:list>
            <text:list-item>
              <text:p text:style-name="P5">Überblick</text:p>
            </text:list-item>
            <text:list-item>
              <text:p text:style-name="P13">Objekt</text:p>
            </text:list-item>
            <text:list-item>
              <text:p text:style-name="P14">Mitglieder</text:p>
            </text:list-item>
            <text:list-item>
              <text:p text:style-name="P14">Aufgaben</text:p>
            </text:list-item>
            <text:list-item>
              <text:p text:style-name="P14">Pakete</text:p>
            </text:list-item>
            <text:list-item>
              <text:p text:style-name="P14">Aufgaben-Kategorien</text:p>
            </text:list-item>
            <text:list-item>
              <text:p text:style-name="P14">Archive</text:p>
            </text:list-item>
            <text:list-item>
              <text:p text:style-name="P14">Foren</text:p>
            </text:list-item>
            <text:list-item>
              <text:p text:style-name="P14">Zeiterfassung</text:p>
            </text:list-item>
            <text:list-item>
              <text:p text:style-name="P14">DMS</text:p>
            </text:list-item>
            <text:list-item>
              <text:p text:style-name="P14">Genehmigungs-Workflows</text:p>
            </text:list-item>
          </text:list>
        </text:list-item>
        <text:list-item>
          <text:p text:style-name="P7">Anwender</text:p>
          <text:list>
            <text:list-item>
              <text:p text:style-name="P5">Überblick</text:p>
            </text:list-item>
            <text:list-item>
              <text:p text:style-name="P15">Menüaufbau</text:p>
              <text:list>
                <text:list-item>
                  <text:p text:style-name="P16">TOP-Menü</text:p>
                </text:list-item>
                <text:list-item>
                  <text:p text:style-name="P16">Benutzermenü</text:p>
                </text:list-item>
                <text:list-item>
                  <text:p text:style-name="P16">Anwendungsmenü</text:p>
                </text:list-item>
                <text:list-item>
                  <text:p text:style-name="P16">Objektmenü</text:p>
                </text:list-item>
                <text:list-item>
                  <text:p text:style-name="P16">Administrationsmenü</text:p>
                </text:list-item>
              </text:list>
            </text:list-item>
            <text:list-item>
              <text:p text:style-name="P15">Objektaufbau</text:p>
              <text:list>
                <text:list-item>
                  <text:p text:style-name="P16">Übersicht</text:p>
                </text:list-item>
                <text:list-item>
                  <text:p text:style-name="P16">Journal</text:p>
                </text:list-item>
                <text:list-item>
                  <text:p text:style-name="P16">Stapel</text:p>
                </text:list-item>
                <text:list-item>
                  <text:p text:style-name="P16">Konfiguration</text:p>
                </text:list-item>
              </text:list>
            </text:list-item>
            <text:list-item>
              <text:p text:style-name="P17">Module</text:p>
              <text:list>
                <text:list-item>
                  <text:p text:style-name="P18"><text:soft-page-break/>Aufgaben</text:p>
                </text:list-item>
                <text:list-item>
                  <text:p text:style-name="P18">Dateien</text:p>
                </text:list-item>
                <text:list-item>
                  <text:p text:style-name="P18">Kalender</text:p>
                </text:list-item>
                <text:list-item>
                  <text:p text:style-name="P18">Zeiterfassung</text:p>
                </text:list-item>
                <text:list-item>
                  <text:p text:style-name="P18">Wiki</text:p>
                </text:list-item>
                <text:list-item>
                  <text:p text:style-name="P18">Verlauf</text:p>
                </text:list-item>
                <text:list-item>
                  <text:p text:style-name="P18">Mitteilung</text:p>
                </text:list-item>
                <text:list-item>
                  <text:p text:style-name="P18">Archiv</text:p>
                </text:list-item>
                <text:list-item>
                  <text:p text:style-name="P18">DMS</text:p>
                </text:list-item>
                <text:list-item>
                  <text:p text:style-name="P18">Dokumente</text:p>
                </text:list-item>
                <text:list-item>
                  <text:p text:style-name="P18">Foren</text:p>
                </text:list-item>
                <text:list-item>
                  <text:p text:style-name="P18">Tabellen</text:p>
                </text:list-item>
              </text:list>
            </text:list-item>
          </text:list>
        </text:list-item>
        <text:list-item>
          <text:p text:style-name="P19">API</text:p>
        </text:list-item>
        <text:list-item>
          <text:p text:style-name="P9">Glossar</text:p>
        </text:list-item>
      </text:list>
      <text:p text:style-name="P3"/>
      <text:p text:style-name="P3"/>
      <text:p text:style-name="P3"/>
      <text:p text:style-name="P1"><text:a xlink:type="simple" xlink:href="https://www.kim.uni-konstanz.de/services/lernen-und-arbeiten/kollaboratives-arbeiten/projects0/" text:style-name="Internet_20_link" text:visited-style-name="Visited_20_Internet_20_Link">https://www.kim.uni-konstanz.de/services/lernen-und-arbeiten/kollaboratives-arbeiten/projects0/</text:a></text:p>
      <text:p text:style-name="P1"/>
      <text:p text:style-name="P4">Namenskonvention:</text:p>
      <text:p text:style-name="P4">DocHb_xO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5T09:32:21.172247954</meta:creation-date>
    <dc:date>2021-04-25T17:00:23.576393404</dc:date>
    <meta:editing-duration>PT3H44M52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2" meta:paragraph-count="68" meta:word-count="148" meta:character-count="986" meta:non-whitespace-character-count="969"/>
  </office:meta>
</office:document-meta>
</file>